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7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C9211E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8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automati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9FFCC"/>
    </style:style>
    <style:style style:name="ce25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4" table:visibility="collapse"/>
        <table:table-column table:style-name="co3" table:default-cell-style-name="ce26" table:visibility="collapse"/>
        <table:table-column table:style-name="co2" table:default-cell-style-name="ce23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250" table:style-name="ce10">
            <text:p>250</text:p>
          </table:table-cell>
          <table:table-cell table:style-name="ce11"/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60" table:style-name="ce10">
            <text:p>6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420" table:style-name="ce10">
            <text:p>420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12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3"/>
          <table:table-cell table:style-name="ce11"/>
          <table:table-cell table:number-columns-repeated="16378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5" table:style-name="ce10">
            <text:p>15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14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3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40" table:style-name="ce10">
            <text:p>4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30" table:style-name="ce10">
            <text:p>30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5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70" table:style-name="ce10">
            <text:p>70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1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3"/>
          <table:table-cell table:style-name="ce17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8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8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8"/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8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8"/>
          <table:table-cell table:number-columns-repeated="16378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20" table:style-name="ce10">
            <text:p>120</text:p>
          </table:table-cell>
          <table:table-cell table:style-name="ce18"/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50" table:style-name="ce10">
            <text:p>5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20" table:style-name="ce10">
            <text:p>120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10" table:style-name="ce10">
            <text:p>10</text:p>
          </table:table-cell>
          <table:table-cell table:style-name="ce11"/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5" table:visibility="filter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5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20" table:style-name="ce10">
            <text:p>20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9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16" table:style-name="ce10">
            <text:p>16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30" table:style-name="ce10">
            <text:p>30</text:p>
          </table:table-cell>
          <table:table-cell table:style-name="ce20"/>
          <table:table-cell table:number-columns-repeated="16378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30" table:style-name="ce10">
            <text:p>30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80" table:style-name="ce10">
            <text:p>8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600" table:style-name="ce10">
            <text:p>600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15" table:style-name="ce10">
            <text:p>15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20" table:style-name="ce10">
            <text:p>20</text:p>
          </table:table-cell>
          <table:table-cell table:style-name="ce11"/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4" table:visibility="filter">
          <table:table-cell office:value-type="string" table:style-name="ce21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22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22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10" table:style-name="ce10">
            <text:p>10</text:p>
          </table:table-cell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23"/>
          <table:table-cell table:style-name="ce11"/>
          <table:table-cell table:number-columns-repeated="16378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4"/>
          <table:table-cell office:value-type="float" office:value="0" table:formula="of:=[.C54]-[.B54]" table:style-name="ce9">
            <text:p>0</text:p>
          </table:table-cell>
          <table:table-cell table:style-name="ce23"/>
          <table:table-cell table:style-name="ce11"/>
          <table:table-cell table:number-columns-repeated="16378"/>
        </table:table-row>
        <table:table-row table:style-name="ro2" table:visibility="filter">
          <table:table-cell table:number-columns-repeated="2" table:style-name="ce1"/>
          <table:table-cell table:style-name="ce24"/>
          <table:table-cell table:style-name="ce9"/>
          <table:table-cell table:style-name="ce23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4"/>
          <table:table-cell table:style-name="ce9"/>
          <table:table-cell office:value-type="float" office:value="2006" table:formula="of:=SUM([.E2:.E54])" table:style-name="ce23">
            <text:p>2006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2" table:style-name="ce1"/>
          <table:table-cell table:style-name="ce24"/>
          <table:table-cell table:style-name="ce9"/>
          <table:table-cell table:style-name="ce23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4"/>
          <table:table-cell table:style-name="ce25"/>
          <table:table-cell table:style-name="ce23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4"/>
          <table:table-cell table:style-name="ce9"/>
          <table:table-cell table:style-name="ce23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1-07T08:31:05Z</dc:date>
    <meta:print-date>2024-07-02T10:41:14Z</meta:print-date>
    <meta:editing-cycles>127</meta:editing-cycles>
    <meta:editing-duration>PT159177S</meta:editing-duration>
  </office:meta>
</office:document-meta>
</file>